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mily-generic="swiss"/>
    <style:font-face style:name="Ubuntu2"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353cm" style:rel-column-width="5216*"/>
    </style:style>
    <style:style style:name="Tableau1.B" style:family="table-column">
      <style:table-column-properties style:column-width="3.351cm" style:rel-column-width="12922*"/>
    </style:style>
    <style:style style:name="Tableau1.C" style:family="table-column">
      <style:table-column-properties style:column-width="1.822cm" style:rel-column-width="7025*"/>
    </style:style>
    <style:style style:name="Tableau1.D" style:family="table-column">
      <style:table-column-properties style:column-width="2.618cm" style:rel-column-width="10092*"/>
    </style:style>
    <style:style style:name="Tableau1.G" style:family="table-column">
      <style:table-column-properties style:column-width="2.619cm" style:rel-column-width="10096*"/>
    </style:style>
    <style:style style:name="Tableau1.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83caff" fo:padding="0.097cm" fo:border="0.05pt solid #000000">
        <style:background-image/>
      </style:table-cell-properties>
    </style:style>
    <style:style style:name="Tableau1.D2" style:family="table-cell">
      <style:table-cell-properties fo:background-color="#83caff" fo:padding="0.097cm" fo:border-left="0.05pt solid #000000" fo:border-right="none" fo:border-top="none" fo:border-bottom="0.05pt solid #000000">
        <style:background-image/>
      </style:table-cell-properties>
    </style:style>
    <style:style style:name="Tableau1.G2"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1.G3" style:family="table-cell">
      <style:table-cell-properties fo:padding="0.097cm" fo:border-left="0.05pt solid #000000" fo:border-right="0.05pt solid #000000" fo:border-top="none" fo:border-bottom="0.05pt solid #000000"/>
    </style:style>
    <style:style style:name="Tableau1.4" style:family="table-row">
      <style:table-row-properties style:min-row-height="0.136cm"/>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none" fo:border-top="none" fo:border-bottom="0.05pt solid #000000"/>
    </style:style>
    <style:style style:name="Tableau1.G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none" fo:border-top="none" fo:border-bottom="0.05pt solid #000000"/>
    </style:style>
    <style:style style:name="Tableau1.G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language-asian="fr" style:country-asian="FR" style:font-weight-asian="bold" style:font-size-complex="14pt" style:font-weight-complex="bold"/>
    </style:style>
    <style:style style:name="P2" style:family="paragraph" style:parent-style-name="Standard">
      <style:paragraph-properties fo:text-align="center" style:justify-single-word="false"/>
      <style:text-properties fo:font-size="24pt" fo:font-weight="bold" style:font-size-asian="24pt" style:language-asian="fr" style:country-asian="FR" style:font-weight-asian="bold" style:font-size-complex="24pt" style:font-weight-complex="bold"/>
    </style:style>
    <style:style style:name="P3" style:family="paragraph" style:parent-style-name="Standard">
      <style:paragraph-properties fo:text-align="center" style:justify-single-word="false"/>
      <style:text-properties fo:font-size="24pt" fo:font-style="italic" style:text-underline-style="solid" style:text-underline-width="auto" style:text-underline-color="font-color" fo:font-weight="normal" style:font-size-asian="24pt" style:language-asian="fr" style:country-asian="FR" style:font-style-asian="italic" style:font-weight-asian="normal" style:font-size-complex="24pt" style:font-style-complex="italic" style:font-weight-complex="normal"/>
    </style:style>
    <style:style style:name="P4" style:family="paragraph" style:parent-style-name="Standard">
      <style:paragraph-properties fo:text-align="center" style:justify-single-word="false"/>
      <style:text-properties style:font-name="Ubuntu1" fo:font-size="24pt" fo:font-weight="bold" style:font-size-asian="24pt" style:language-asian="fr" style:country-asian="FR" style:font-weight-asian="bold" style:font-size-complex="24pt" style:font-weight-complex="bold"/>
    </style:style>
    <style:style style:name="P5" style:family="paragraph" style:parent-style-name="Standard">
      <style:text-properties style:language-asian="fr" style:country-asian="FR"/>
    </style:style>
    <style:style style:name="P6" style:family="paragraph" style:parent-style-name="Standard">
      <style:paragraph-properties fo:text-align="justify" style:justify-single-word="false"/>
      <style:text-properties style:language-asian="fr" style:country-asian="FR"/>
    </style:style>
    <style:style style:name="P7" style:family="paragraph" style:parent-style-name="Normal">
      <style:text-properties style:language-asian="fr" style:country-asian="FR"/>
    </style:style>
    <style:style style:name="P8" style:family="paragraph" style:parent-style-name="Normal">
      <style:text-properties fo:font-size="14pt" fo:font-weight="bold" style:font-size-asian="14pt" style:language-asian="fr" style:country-asian="FR" style:font-weight-asian="bold" style:font-size-complex="14pt" style:font-weight-complex="bold"/>
    </style:style>
    <style:style style:name="P9" style:family="paragraph" style:parent-style-name="Text_20_body">
      <style:text-properties officeooo:rsid="001add94" officeooo:paragraph-rsid="001add94"/>
    </style:style>
    <style:style style:name="P10" style:family="paragraph" style:parent-style-name="Text_20_body">
      <style:text-properties officeooo:paragraph-rsid="0023b63a"/>
    </style:style>
    <style:style style:name="P11" style:family="paragraph" style:parent-style-name="Text_20_body">
      <style:text-properties officeooo:paragraph-rsid="00247141"/>
    </style:style>
    <style:style style:name="P12" style:family="paragraph" style:parent-style-name="Table_20_Heading">
      <style:text-properties fo:font-size="12pt" fo:font-weight="bold" style:font-name-asian="Times New Roman" style:font-size-asian="12pt" style:font-weight-asian="bold" style:font-name-complex="Times New Roman" style:font-size-complex="12pt" style:font-weight-complex="bold"/>
    </style:style>
    <style:style style:name="P13" style:family="paragraph" style:parent-style-name="Table_20_Heading">
      <style:text-properties fo:font-size="12pt" fo:font-weight="bold" officeooo:rsid="001de611" officeooo:paragraph-rsid="001de611" style:font-name-asian="Times New Roman" style:font-size-asian="12pt" style:font-weight-asian="bold" style:font-name-complex="Times New Roman" style:font-size-complex="12pt" style:font-weight-complex="bold"/>
    </style:style>
    <style:style style:name="P14" style:family="paragraph" style:parent-style-name="Table_20_Contents">
      <style:text-properties fo:font-size="13.5pt" style:font-name-asian="Times New Roman" style:font-size-asian="13.5pt" style:font-name-complex="Times New Roman" style:font-size-complex="13.5pt"/>
    </style:style>
    <style:style style:name="P15" style:family="paragraph" style:parent-style-name="Table_20_Contents">
      <style:paragraph-properties fo:text-align="center" style:justify-single-word="false"/>
      <style:text-properties fo:font-size="12pt" fo:font-weight="bold" style:font-name-asian="Times New Roman" style:font-size-asian="12pt" style:font-weight-asian="bold" style:font-name-complex="Times New Roman" style:font-size-complex="12pt" style:font-weight-complex="bold"/>
    </style:style>
    <style:style style:name="P16" style:family="paragraph" style:parent-style-name="Table_20_Contents">
      <style:text-properties fo:font-size="12pt" fo:font-weight="bold" officeooo:rsid="001de611" officeooo:paragraph-rsid="001de611" style:font-name-asian="Times New Roman" style:font-size-asian="12pt" style:font-weight-asian="bold" style:font-name-complex="Times New Roman" style:font-size-complex="12pt" style:font-weight-complex="bold"/>
    </style:style>
    <style:style style:name="P17" style:family="paragraph" style:parent-style-name="Table_20_Contents">
      <style:paragraph-properties fo:text-align="center" style:justify-single-word="false"/>
      <style:text-properties fo:font-size="12pt" fo:font-weight="bold" officeooo:rsid="001de611" officeooo:paragraph-rsid="001de611" style:font-name-asian="Times New Roman" style:font-size-asian="12pt" style:font-weight-asian="bold" style:font-name-complex="Times New Roman" style:font-size-complex="12pt" style:font-weight-complex="bold"/>
    </style:style>
    <style:style style:name="P18" style:family="paragraph" style:parent-style-name="Standard" style:master-page-name="First_20_Page">
      <style:paragraph-properties style:page-number="auto" fo:break-before="page"/>
      <style:text-properties fo:font-size="14pt" fo:font-weight="bold" style:font-size-asian="14pt" style:language-asian="fr" style:country-asian="FR" style:font-weight-asian="bold" style:font-size-complex="14pt" style:font-weight-complex="bold"/>
    </style:style>
    <style:style style:name="P19" style:family="paragraph" style:parent-style-name="Standard">
      <style:text-properties style:language-asian="fr" style:country-asian="FR"/>
    </style:style>
    <style:style style:name="P20" style:family="paragraph" style:parent-style-name="Standard" style:list-style-name="L3">
      <style:text-properties style:language-asian="fr" style:country-asian="FR"/>
    </style:style>
    <style:style style:name="P21" style:family="paragraph" style:parent-style-name="Standard">
      <style:paragraph-properties fo:text-align="justify" style:justify-single-word="false"/>
      <style:text-properties officeooo:rsid="001831aa" style:language-asian="fr" style:country-asian="FR"/>
    </style:style>
    <style:style style:name="P22" style:family="paragraph" style:parent-style-name="Text_20_body">
      <style:text-properties fo:font-style="normal" fo:font-weight="normal" officeooo:rsid="0023b63a" officeooo:paragraph-rsid="0023b63a" style:font-style-asian="normal" style:font-weight-asian="normal" style:font-style-complex="normal" style:font-weight-complex="normal"/>
    </style:style>
    <style:style style:name="P23" style:family="paragraph" style:parent-style-name="Text_20_body">
      <style:text-properties officeooo:rsid="001831aa"/>
    </style:style>
    <style:style style:name="P24" style:family="paragraph" style:parent-style-name="Text_20_body" style:list-style-name="L5">
      <style:text-properties officeooo:rsid="001831aa"/>
    </style:style>
    <style:style style:name="P25" style:family="paragraph" style:parent-style-name="Text_20_body">
      <style:text-properties officeooo:rsid="001831aa" officeooo:paragraph-rsid="0035bd7d"/>
    </style:style>
    <style:style style:name="P26" style:family="paragraph" style:parent-style-name="Text_20_body" style:list-style-name="L5">
      <style:text-properties officeooo:rsid="001ba019" officeooo:paragraph-rsid="001ba019"/>
    </style:style>
    <style:style style:name="P27" style:family="paragraph" style:parent-style-name="Text_20_body">
      <style:text-properties officeooo:paragraph-rsid="00264030" style:language-asian="fr" style:country-asian="FR"/>
    </style:style>
    <style:style style:name="P28" style:family="paragraph" style:parent-style-name="Text_20_body">
      <style:text-properties officeooo:rsid="001992e1" officeooo:paragraph-rsid="002ca603" style:language-asian="fr" style:country-asian="FR"/>
    </style:style>
    <style:style style:name="P29" style:family="paragraph" style:parent-style-name="Text_20_body">
      <style:text-properties officeooo:paragraph-rsid="002a4ff5"/>
    </style:style>
    <style:style style:name="P30" style:family="paragraph" style:parent-style-name="Text_20_body">
      <style:text-properties officeooo:paragraph-rsid="002c2556"/>
    </style:style>
    <style:style style:name="P31" style:family="paragraph" style:parent-style-name="Text_20_body">
      <style:text-properties officeooo:paragraph-rsid="002dd1ff"/>
    </style:style>
    <style:style style:name="P32" style:family="paragraph" style:parent-style-name="Text_20_body">
      <style:text-properties officeooo:paragraph-rsid="00341b80"/>
    </style:style>
    <style:style style:name="P33" style:family="paragraph" style:parent-style-name="Text_20_body">
      <style:text-properties officeooo:paragraph-rsid="0035a96d"/>
    </style:style>
    <style:style style:name="P34" style:family="paragraph" style:parent-style-name="Text_20_body">
      <style:text-properties officeooo:paragraph-rsid="0035bd7d"/>
    </style:style>
    <style:style style:name="P35" style:family="paragraph" style:parent-style-name="Heading_20_2">
      <style:text-properties style:language-asian="fr" style:country-asian="FR"/>
    </style:style>
    <style:style style:name="P36" style:family="paragraph" style:parent-style-name="Heading_20_2">
      <style:text-properties officeooo:paragraph-rsid="002ca603" style:language-asian="fr" style:country-asian="FR"/>
    </style:style>
    <style:style style:name="P37" style:family="paragraph" style:parent-style-name="Heading_20_2">
      <style:text-properties officeooo:rsid="001add94" officeooo:paragraph-rsid="001add94"/>
    </style:style>
    <style:style style:name="P38" style:family="paragraph" style:parent-style-name="Heading_20_2">
      <style:text-properties officeooo:rsid="001831aa"/>
    </style:style>
    <style:style style:name="P39" style:family="paragraph" style:parent-style-name="Heading_20_2">
      <style:text-properties officeooo:rsid="001831aa" officeooo:paragraph-rsid="001831aa"/>
    </style:style>
    <style:style style:name="P40" style:family="paragraph" style:parent-style-name="Heading_20_1">
      <style:text-properties style:language-asian="fr" style:country-asian="FR"/>
    </style:style>
    <style:style style:name="P41" style:family="paragraph" style:parent-style-name="Heading_20_1">
      <style:paragraph-properties fo:break-before="page"/>
      <style:text-properties style:language-asian="fr" style:country-asian="FR"/>
    </style:style>
    <style:style style:name="P42" style:family="paragraph" style:parent-style-name="Heading_20_3">
      <style:text-properties style:language-asian="fr" style:country-asian="FR"/>
    </style:style>
    <style:style style:name="P43" style:family="paragraph" style:parent-style-name="Heading_20_3">
      <style:text-properties officeooo:rsid="001831aa" officeooo:paragraph-rsid="0023b63a" style:language-asian="fr" style:country-asian="FR"/>
    </style:style>
    <style:style style:name="P44" style:family="paragraph" style:parent-style-name="Heading_20_3">
      <style:text-properties officeooo:rsid="001d53b7" style:language-asian="fr" style:country-asian="FR"/>
    </style:style>
    <style:style style:name="P45" style:family="paragraph" style:parent-style-name="Heading_20_3">
      <style:text-properties officeooo:paragraph-rsid="00264030" style:language-asian="fr" style:country-asian="FR"/>
    </style:style>
    <style:style style:name="P46" style:family="paragraph" style:parent-style-name="Heading_20_3">
      <style:text-properties officeooo:paragraph-rsid="002ca603" style:language-asian="fr" style:country-asian="FR"/>
    </style:style>
    <style:style style:name="P47" style:family="paragraph" style:parent-style-name="Heading_20_3">
      <style:text-properties officeooo:paragraph-rsid="002dd1ff" style:language-asian="fr" style:country-asian="FR"/>
    </style:style>
    <style:style style:name="P48" style:family="paragraph" style:parent-style-name="Heading_20_3">
      <style:text-properties officeooo:paragraph-rsid="0035bd7d" style:language-asian="fr" style:country-asian="FR"/>
    </style:style>
    <style:style style:name="P49" style:family="paragraph" style:parent-style-name="Heading_20_3">
      <style:text-properties officeooo:paragraph-rsid="002a4ff5"/>
    </style:style>
    <style:style style:name="P50" style:family="paragraph" style:parent-style-name="Heading_20_3">
      <style:text-properties officeooo:paragraph-rsid="0035bd7d"/>
    </style:style>
    <style:style style:name="P51" style:family="paragraph" style:parent-style-name="Heading_20_4">
      <style:text-properties style:language-asian="fr" style:country-asian="FR"/>
    </style:style>
    <style:style style:name="P52" style:family="paragraph" style:parent-style-name="Heading_20_4">
      <style:text-properties officeooo:rsid="001d53b7" officeooo:paragraph-rsid="0035a96d" style:language-asian="fr" style:country-asian="FR"/>
    </style:style>
    <style:style style:name="P53" style:family="paragraph" style:parent-style-name="Heading_20_4">
      <style:text-properties officeooo:paragraph-rsid="002c2556" style:language-asian="fr" style:country-asian="FR"/>
    </style:style>
    <style:style style:name="P54" style:family="paragraph" style:parent-style-name="Heading_20_4">
      <style:text-properties officeooo:paragraph-rsid="002dd1ff" style:language-asian="fr" style:country-asian="FR"/>
    </style:style>
    <style:style style:name="P55" style:family="paragraph" style:parent-style-name="Heading_20_4">
      <style:text-properties officeooo:paragraph-rsid="0032347e" style:language-asian="fr" style:country-asian="FR"/>
    </style:style>
    <style:style style:name="P56" style:family="paragraph" style:parent-style-name="Heading_20_4">
      <style:text-properties officeooo:paragraph-rsid="002dd1ff"/>
    </style:style>
    <style:style style:name="P57" style:family="paragraph" style:parent-style-name="Heading_20_4">
      <style:text-properties officeooo:paragraph-rsid="00341b80"/>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Frame_20_contents">
      <style:text-properties officeooo:paragraph-rsid="00288b58"/>
    </style:style>
    <style:style style:name="T1" style:family="text">
      <style:text-properties style:language-asian="fr" style:country-asian="FR"/>
    </style:style>
    <style:style style:name="T2" style:family="text">
      <style:text-properties officeooo:rsid="001add94" style:language-asian="fr" style:country-asian="FR"/>
    </style:style>
    <style:style style:name="T3" style:family="text">
      <style:text-properties officeooo:rsid="002c2556" style:language-asian="fr" style:country-asian="FR"/>
    </style:style>
    <style:style style:name="T4" style:family="text">
      <style:text-properties officeooo:rsid="002dd1ff" style:language-asian="fr" style:country-asian="FR"/>
    </style:style>
    <style:style style:name="T5" style:family="text">
      <style:text-properties officeooo:rsid="00308e78" style:language-asian="fr" style:country-asian="FR"/>
    </style:style>
    <style:style style:name="T6" style:family="text">
      <style:text-properties officeooo:rsid="0032347e" style:language-asian="fr" style:country-asian="FR"/>
    </style:style>
    <style:style style:name="T7" style:family="text">
      <style:text-properties officeooo:rsid="00341b80" style:language-asian="fr" style:country-asian="FR"/>
    </style:style>
    <style:style style:name="T8" style:family="text">
      <style:text-properties officeooo:rsid="0035a96d" style:language-asian="fr" style:country-asian="FR"/>
    </style:style>
    <style:style style:name="T9" style:family="text">
      <style:text-properties officeooo:rsid="001add94"/>
    </style:style>
    <style:style style:name="T10" style:family="text">
      <style:text-properties officeooo:rsid="001d53b7"/>
    </style:style>
    <style:style style:name="T11" style:family="text">
      <style:text-properties officeooo:rsid="0021dcd1"/>
    </style:style>
    <style:style style:name="T12" style:family="text">
      <style:text-properties fo:font-size="12pt" style:font-size-asian="12pt" style:font-size-complex="12pt"/>
    </style:style>
    <style:style style:name="T13" style:family="text">
      <style:text-properties fo:font-size="12pt" officeooo:rsid="0021dcd1" style:font-size-asian="12pt" style:font-size-complex="12pt"/>
    </style:style>
    <style:style style:name="T14" style:family="text">
      <style:text-properties fo:font-size="12pt" officeooo:rsid="00341b80" style:font-size-asian="12pt" style:font-size-complex="12pt"/>
    </style:style>
    <style:style style:name="T15" style:family="text">
      <style:text-properties fo:font-size="12pt" officeooo:rsid="0021dcd1" style:font-size-asian="12pt" style:language-asian="fr" style:country-asian="FR" style:font-size-complex="12pt"/>
    </style:style>
    <style:style style:name="T16" style:family="text">
      <style:text-properties fo:font-style="italic" officeooo:rsid="0021dcd1" style:font-style-asian="italic" style:font-style-complex="italic"/>
    </style:style>
    <style:style style:name="T17" style:family="text">
      <style:text-properties fo:font-style="italic" style:language-asian="fr" style:country-asian="FR" style:font-style-asian="italic" style:font-style-complex="italic"/>
    </style:style>
    <style:style style:name="T18" style:family="text">
      <style:text-properties fo:font-style="normal" fo:font-weight="normal" officeooo:rsid="0021dcd1" style:font-style-asian="normal" style:font-weight-asian="normal" style:font-style-complex="normal" style:font-weight-complex="normal"/>
    </style:style>
    <style:style style:name="T19" style:family="text">
      <style:text-properties fo:font-style="normal" fo:font-weight="normal" officeooo:rsid="0023b63a" style:font-style-asian="normal" style:font-weight-asian="normal" style:font-style-complex="normal" style:font-weight-complex="normal"/>
    </style:style>
    <style:style style:name="T20" style:family="text">
      <style:text-properties fo:font-style="normal" fo:font-weight="normal" officeooo:rsid="002a4ff5" style:font-style-asian="normal" style:font-weight-asian="normal" style:font-style-complex="normal" style:font-weight-complex="normal"/>
    </style:style>
    <style:style style:name="T21" style:family="text">
      <style:text-properties fo:font-style="normal" fo:font-weight="normal" officeooo:rsid="002ca603" style:font-style-asian="normal" style:font-weight-asian="normal" style:font-style-complex="normal" style:font-weight-complex="normal"/>
    </style:style>
    <style:style style:name="T22" style:family="text">
      <style:text-properties fo:font-style="normal" officeooo:rsid="00247141" style:language-asian="fr" style:country-asian="FR" style:font-style-asian="normal" style:font-style-complex="normal"/>
    </style:style>
    <style:style style:name="T23" style:family="text">
      <style:text-properties fo:font-style="normal" officeooo:rsid="00264030" style:language-asian="fr" style:country-asian="FR" style:font-style-asian="normal" style:font-style-complex="normal"/>
    </style:style>
    <style:style style:name="T24" style:family="text">
      <style:text-properties officeooo:rsid="0023b63a"/>
    </style:style>
    <style:style style:name="T25" style:family="text">
      <style:text-properties officeooo:rsid="00247141"/>
    </style:style>
    <style:style style:name="T26" style:family="text">
      <style:text-properties officeooo:rsid="00264030"/>
    </style:style>
    <style:style style:name="T27" style:family="text">
      <style:text-properties officeooo:rsid="00283cac"/>
    </style:style>
    <style:style style:name="T28" style:family="text">
      <style:text-properties officeooo:rsid="00288b58"/>
    </style:style>
    <style:style style:name="T29" style:family="text">
      <style:text-properties officeooo:rsid="002a4ff5"/>
    </style:style>
    <style:style style:name="T30" style:family="text">
      <style:text-properties officeooo:rsid="002c2556"/>
    </style:style>
    <style:style style:name="T31" style:family="text">
      <style:text-properties officeooo:rsid="002ca603"/>
    </style:style>
    <style:style style:name="T32" style:family="text">
      <style:text-properties officeooo:rsid="002dd1ff"/>
    </style:style>
    <style:style style:name="T33" style:family="text">
      <style:text-properties officeooo:rsid="00341b80"/>
    </style:style>
    <style:style style:name="T34" style:family="text">
      <style:text-properties officeooo:rsid="0035a96d"/>
    </style:style>
    <style:style style:name="T35" style:family="text">
      <style:text-properties officeooo:rsid="0035bd7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Youssef El Hamdaoui</text:p>
      <text:p text:style-name="P1">Dahya Petit</text:p>
      <text:p text:style-name="P1">Arnaud Rolet</text:p>
      <text:p text:style-name="P1"/>
      <text:p text:style-name="P2"/>
      <text:p text:style-name="P4"/>
      <text:p text:style-name="P4">NFE114 </text:p>
      <text:p text:style-name="P4">Système d’information et Web </text:p>
      <text:p text:style-name="P4"><text:s/>Rapport projet</text:p>
      <text:p text:style-name="P4"/>
      <text:p text:style-name="P3">Système de gestion de stock et de vente</text:p>
      <text:p text:style-name="P2"/>
      <text:p text:style-name="P2"/>
      <text:p text:style-name="P2"/>
      <text:p text:style-name="P7"/>
      <text:p text:style-name="P7"/>
      <text:p text:style-name="P7"/>
      <text:p text:style-name="P7"/>
      <text:p text:style-name="P8"/>
      <text:p text:style-name="P1"/>
      <text:p text:style-name="P1"/>
      <text:p text:style-name="P1"/>
      <text:p text:style-name="P1">CNAM Dijon<text:tab/><text:tab/><text:tab/><text:tab/><text:tab/><text:tab/> <text:s text:c="7"/><text:tab/><text:tab/>Printemps 2013</text:p>
      <text:h text:style-name="P41" text:outline-level="1" text:is-list-header="true"/>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9">1 Introduction <text:tab/>4</text:p>
          <text:p text:style-name="P58">1.1 Contexte Général<text:tab/>4</text:p>
          <text:p text:style-name="P58">1.2 Contexte Technique<text:tab/>4</text:p>
          <text:p text:style-name="P58">1.3 Choix des méthodes<text:tab/>5</text:p>
          <text:p text:style-name="P60">1.3.1 <text:s/>La méthode de développement UWE<text:tab/>5</text:p>
          <text:p text:style-name="P60">1.3.2 <text:s/>Le patron de conception MVC<text:tab/>5</text:p>
          <text:p text:style-name="P58">1.4 Choix de Programmation et outils utilisés<text:tab/>6</text:p>
          <text:p text:style-name="P60">1.4.1 Architecture Technique proposée<text:tab/>6</text:p>
          <text:p text:style-name="P60">1.4.2 Logiciels Utilisés <text:tab/>6</text:p>
          <text:p text:style-name="P60">1.4.3 Travail en équipe et synchronisation<text:tab/>6</text:p>
          <text:p text:style-name="P59">2 Analyse des besoins et spécifications<text:tab/>7</text:p>
          <text:p text:style-name="P58">2.1 Identification des acteurs<text:tab/>7</text:p>
          <text:p text:style-name="P60">2.1.1 Client<text:tab/>7</text:p>
          <text:p text:style-name="P60">2.1.2 Vendeur<text:tab/>7</text:p>
          <text:p text:style-name="P60">2.1.3 Magasinier<text:tab/>7</text:p>
          <text:p text:style-name="P60">2.1.4 Directeur<text:tab/>7</text:p>
          <text:p text:style-name="P58">2.2 Cas d’utilisation et description<text:tab/>7</text:p>
          <text:p text:style-name="P60">2.2.1 Accès<text:tab/>7</text:p>
          <text:p text:style-name="P60">2.2.2 Vendeur <text:tab/>8</text:p>
          <text:p text:style-name="P60">2.2.3 Magasinier<text:tab/>8</text:p>
          <text:p text:style-name="P60">2.2.4 Directeur<text:tab/>9</text:p>
          <text:p text:style-name="P58">2.3 Descriptions des cas d’utilisations <text:tab/>10</text:p>
          <text:p text:style-name="P58">2.4 Schémas de navigation<text:tab/>10</text:p>
          <text:p text:style-name="P60">2.4.1 Vendeur<text:tab/>10</text:p>
          <text:p text:style-name="P60">2.4.2 Magasinier<text:tab/>10</text:p>
          <text:p text:style-name="P60">2.4.3 Directeur<text:tab/>10</text:p>
          <text:p text:style-name="P58">2.5 Besoins non fonctionnels<text:tab/>10</text:p>
          <text:p text:style-name="P59">3 Conception<text:tab/>12</text:p>
          <text:p text:style-name="P58">3.1 Prototypage<text:tab/>12</text:p>
          <text:p text:style-name="P58">3.2 Diagramme de classe de conception<text:tab/>12</text:p>
          <text:p text:style-name="P58">3.3 Modèles de données<text:tab/>12</text:p>
          <text:p text:style-name="P60">3.3.1 Modèle conceptuel<text:tab/>12</text:p>
          <text:p text:style-name="P60">3.3.2 Modèle Logique<text:tab/>12</text:p>
          <text:p text:style-name="P60">3.3.3 Script<text:tab/>12</text:p>
          <text:p text:style-name="P58">3.4 Implémentation et réalisation<text:tab/>12</text:p>
          <text:p text:style-name="P60">3.4.1 Structure de l’application selon le modèle MVC<text:tab/>12</text:p>
          <text:p text:style-name="P60">3.4.2 Codage<text:tab/>12</text:p>
          <text:p text:style-name="P60">3.4.3 Déploiement<text:tab/>12</text:p>
          <text:p text:style-name="P59">4 Conclusion<text:tab/>12</text:p>
          <text:p text:style-name="P58">4.1 Problèmes rencontrés<text:tab/>12</text:p>
          <text:p text:style-name="P58"><text:soft-page-break/>4.2 Perspectives<text:tab/>12</text:p>
        </text:index-body>
      </text:table-of-content>
      <text:h text:style-name="P40" text:outline-level="1" text:is-list-header="true"/>
      <text:h text:style-name="P41" text:outline-level="1">Introduction </text:h>
      <text:p text:style-name="Text_20_body"><text:tab/>On se propose de développer un système de gestion de vente avec prise en charge d'un stock distant.</text:p>
      <text:h text:style-name="P35" text:outline-level="2">Contexte Général</text:h>
      <text:p text:style-name="Text_20_body"><text:tab/>Au sein d'un magasin, on distingue deux espaces, l'espace de vente et l'espace de stockage. L'espace de vente est animé par des vendeurs qui renseignement les clients sur les produits </text:p>
      <text:p text:style-name="Text_20_body">et réalisent les opérations relatives à la vente et à l'encaissement. L'espace de stockage est dirigés par les magasiniers est à la fois le lieu de réception des marchandises, de leurs inventaire et de la remise aux clients.</text:p>
      <text:p text:style-name="Text_20_body"><text:tab/>On ajoutera également une partie gestion où aura lieu toutes les opérations de supervision.</text:p>
      <text:p text:style-name="P6"/>
      <text:h text:style-name="P35" text:outline-level="2">Contexte Technique</text:h>
      <text:p text:style-name="Text_20_body"><text:tab/>Dans chaque espace, plusieurs postes sont reliés via un réseau local. Les espaces sont également reliés entre eux et l'accès à l' Intranet est réalisé au moyen d'un serveur.</text:p>
      <text:p text:style-name="P21"><draw:frame draw:style-name="fr2" draw:name="Cadre2" text:anchor-type="paragraph" svg:width="18.117cm" draw:z-index="1"><draw:text-box fo:min-height="9.802cm"><text:p text:style-name="P61"><text:span text:style-name="T28">Schéma spatial</text:span></text:p></draw:text-box></draw:frame><text:span text:style-name="T26"/></text:p>
      <text:h text:style-name="P35" text:outline-level="2"><text:soft-page-break/>Choix des méthodes</text:h>
      <text:h text:style-name="P42" text:outline-level="3"><text:s/>La méthode de développement UWE</text:h>
      <text:p text:style-name="P11"><text:span text:style-name="T25"><text:tab/>Au cours du développement de notre projet, nous nous sommes efforcés de nous rapprocher de la méthode </text:span><text:span text:style-name="T17">UWE (UML-based Web Engineering) . </text:span><text:span text:style-name="T22">Si nous n'avons pas toujours pu être en ligne avec la norme, nous avons essayé de baser notre conception sur un </text:span><text:span text:style-name="T23">modèle UML.</text:span></text:p>
      <text:h text:style-name="P45" text:outline-level="3"><text:s/>Le patron de conception MVC</text:h>
      <text:p text:style-name="P27"><text:span text:style-name="T26"><text:tab/>En complément de la méthode UWE, nous avons choisi de structurer notre code en utilisa</text:span><text:span text:style-name="T27">nt</text:span><text:span text:style-name="T26"> le patron de conception Modèle Vue Contrôleur.</text:span></text:p>
      <text:p text:style-name="P27"><text:span text:style-name="T26"><text:tab/></text:span><text:span text:style-name="T27">La couche modèle se réfère à la représentation des données, aux traitements et à la communication avec la base de données.</text:span></text:p>
      <text:p text:style-name="P27"><text:span text:style-name="T27"><text:tab/>La couche vue est représentée par l'interface homme-machine, et contribue à afficher les données transmises par la couche modèle.</text:span></text:p>
      <text:p text:style-name="P27"><text:span text:style-name="T27"><text:tab/>La couche contrôleur contribue à l'interfaçage entre le modèle et le client en assurant la synchronisation entre vue et modèle. Les requêtes fournies sont interprétées afin de fournir la vue adaptée. </text:span></text:p>
      <text:p text:style-name="Text_20_body"><draw:frame draw:style-name="fr1" draw:name="Cadre1" text:anchor-type="paragraph" svg:x="-0.411cm" svg:y="1.231cm" svg:width="18.117cm" draw:z-index="0"><draw:text-box fo:min-height="9.077cm"><text:p text:style-name="P61"><text:span text:style-name="T28">Schéma MVC</text:span></text:p></draw:text-box></draw:frame>Ce modèle de conception permet principalement 2 choses : </text:p>
      <text:p text:style-name="Text_20_body"><text:soft-page-break/><text:tab/>L'intérêt de ce type d’architecture est double. D'une part la synchronisation sera garantie entre chaque utilisateur du système. D'autre part, la maintenabilité et l<text:span text:style-name="T28">'évolutivité du code sont favorisées car il sera possible d'intervenir sur une partie du code sans en <text:s/>impacter le reste. Par exemple, une modification de l'interface ou du SGBD n'aura pas d'incidence sur le code des autres couches.</text:span></text:p>
      <text:h text:style-name="P35" text:outline-level="2">Choix de Programmation et outils utilisés</text:h>
      <text:h text:style-name="P42" text:outline-level="3">Architecture Technique proposée</text:h>
      <text:p text:style-name="Text_20_body"><text:span text:style-name="T28"><text:tab/>Au regard de nos contraintes, </text:span><text:span text:style-name="T29">financières notamment, et de nos degrés de maîtrise respectifs, nous portons notre choix sur des technologies libres.</text:span></text:p>
      <text:p text:style-name="P29"><text:span text:style-name="T29"><text:tab/></text:span><text:span text:style-name="T18">Le choix du système de gestion de base de données relationnelles s'est </text:span><text:span text:style-name="T20">ainsi</text:span><text:span text:style-name="T18"> </text:span><text:span text:style-name="T20">orienté</text:span><text:span text:style-name="T18"> sur Postgres qui </text:span><text:span text:style-name="T20">présente</text:span><text:span text:style-name="T18"> en plus de sont aspect ouvert une grande robustesse.</text:span></text:p>
      <text:p text:style-name="P29"><text:span text:style-name="T18"><text:tab/></text:span><text:span text:style-name="T20">Le langage de programmation objet retenu est JAVA, la présentation est rendue en HTML.</text:span></text:p>
      <text:p text:style-name="P29"><text:span text:style-name="T18"><text:tab/></text:span><text:span text:style-name="T20">La persistance est garantie par le fram</text:span><text:span text:style-name="T21">e</text:span><text:span text:style-name="T20">work Hibernate qui permet de manipuler les données grâce à l'instanciation d'objets JAVA.</text:span></text:p>
      <text:p text:style-name="P5"/>
      <text:h text:style-name="P42" text:outline-level="3">Logiciels Utilisés </text:h>
      <text:p text:style-name="Text_20_body"><text:span text:style-name="T11"><text:tab/>Chacun utilisant un environnement logiciel différent (Windows pour Dahya, MacOS pour Youssef et GNU/Linux pour Arnaud), nous nous appuierons sur des solutions </text:span><text:span text:style-name="T16">cross-plateform</text:span><text:span text:style-name="T18"> et sur les grands standards. </text:span></text:p>
      <text:p text:style-name="Text_20_body"><text:span text:style-name="T18"><text:tab/>Ainsi pour la partie codage nous utilisons conjointement </text:span><text:span text:style-name="T19">les environnement <text:s/>de développement intégrés </text:span><text:span text:style-name="T18">NetBeans et Eclipse.</text:span></text:p>
      <text:p text:style-name="Text_20_body"><text:span text:style-name="T18"><text:tab/>Concernant la modélisation de notre projet, nous avons utilisé plusieurs solutions d'aide à la gestion de projet, il s'agit de OpenModelSphere pour la partie conception du modèle de données et Pencil pour le prototypage </text:span><text:span text:style-name="T19">et les schémas présents dans ce rapport.</text:span></text:p>
      <text:h text:style-name="P43" text:outline-level="3">Travail en <text:span text:style-name="T10">é</text:span>quipe et synchronisatio<text:span text:style-name="T24">n</text:span></text:h>
      <text:p text:style-name="P22"><text:soft-page-break/><text:tab/>N'ayant que peu d'occasions de pouvoir nous réunir, <text:s/>les séances communes au CNAM ont été consacrées au suivi et à l’orientation du travail de chacun d'entre nous.</text:p>
      <text:p text:style-name="P10"><text:span text:style-name="T19"><text:tab/>Pour permettre une collaboration désynchronisée sans pour autant atteindre au rendement et à </text:span><text:span text:style-name="T18">r la cohérence</text:span><text:span text:style-name="T19"> du projet, nous avons décidé d'utiliser </text:span><text:span text:style-name="T18">un compte GitHub (cf hydreap/stockventeweb).</text:span></text:p>
      <text:p text:style-name="Text_20_body"><text:span text:style-name="T18"><text:tab/></text:span><text:span text:style-name="T19">Ce compte nous permet également de synchroniser les éléments annexes relatifs au développement du projet (rapport, plan de développement, prototypes...).</text:span></text:p>
      <text:h text:style-name="P40" text:outline-level="1">Analyse des besoins <text:span text:style-name="T11">et spécifications</text:span></text:h>
      <text:p text:style-name="P7"><text:tab/></text:p>
      <text:h text:style-name="Heading_20_2" text:outline-level="2">Identification des acteurs</text:h>
      <text:h text:style-name="Heading_20_3" text:outline-level="3">Client</text:h>
      <text:p text:style-name="P5"><text:tab/><text:span text:style-name="T12">Il achète de</text:span><text:span text:style-name="T14">s</text:span><text:span text:style-name="T12"> produits auprès du Vendeur et les retire auprès du magasinier muni de sa facture. </text:span><text:span text:style-name="T13">Il n'intervient pas à proprement parler sur le système mais y est représenté.</text:span></text:p>
      <text:h text:style-name="Heading_20_3" text:outline-level="3">Vendeur</text:h>
      <text:p text:style-name="Text_20_body"><text:tab/>Le vendeur prend en charge le client en lui donnant les informations sur les produits en stock. Il procède à l'encaissement <text:span text:style-name="T11">du paiement</text:span> et à l'édition de la facture. <text:span text:style-name="T11">Cette facture contient un code permettant au magasinier de remettre les produits achetés.</text:span></text:p>
      <text:h text:style-name="Heading_20_3" text:outline-level="3"><text:span text:style-name="T1">Magasinie</text:span><text:span text:style-name="T2">r</text:span></text:h>
      <text:p text:style-name="Text_20_body"><text:tab/>Il remet les produits au client et réalise les inventaires du stock. <text:span text:style-name="T24">Il est le garant de l'intégrité du stock.</text:span></text:p>
      <text:h text:style-name="Heading_20_3" text:outline-level="3">Directeur</text:h>
      <text:p text:style-name="Text_20_body"><text:tab/><text:span text:style-name="T9">Il a accès à chaque aspect primaire du système ( Vendeur + Magasinier) ainsi qu'au niveau secondaire ( paramétrage </text:span><text:span text:style-name="T33">et supervisation</text:span><text:span text:style-name="T9">).</text:span></text:p>
      <text:h text:style-name="P35" text:outline-level="2">Cas d’utilisation et description</text:h>
      <text:h text:style-name="P49" text:outline-level="3"><text:span text:style-name="T29">Accès</text:span></text:h>
      <text:p text:style-name="Text_20_body"><text:span text:style-name="T29"><text:tab/>L'accès au système est réalisé par le biais d'un navigateur et la page d'accueil renvoi</text:span><text:span text:style-name="T30">e</text:span><text:span text:style-name="T29"> vers un formulaire d'authentification par login/mot de passe. </text:span><text:span text:style-name="T30">En fonction des privilèges de </text:span><text:soft-page-break/><text:span text:style-name="T30">son compte, l'utilisateur sera orienté vers un menu d'accueil correspondant à son contexte. </text:span></text:p>
      <text:h text:style-name="Heading_20_3" text:outline-level="3"><text:span text:style-name="T1">Vendeur </text:span></text:h>
      <text:h text:style-name="P53" text:outline-level="4"><text:span text:style-name="T30">Recherche</text:span></text:h>
      <text:p text:style-name="P30"><text:span text:style-name="T3"><text:tab/>Depuis sa page d'accueil, un vendeur à la possibilité d'effectuer des recherche sur les produits, les commandes et les clients. En fonction des paramètres de recherche, l'opérateur sera orienté vers une liste adaptée au type d'objet ciblé.</text:span></text:p>
      <text:h text:style-name="P53" text:outline-level="4"><text:span text:style-name="T32">Consultation </text:span><text:span text:style-name="T30">produit</text:span></text:h>
      <text:p text:style-name="P30"><text:span text:style-name="T3"><text:tab/></text:span><text:span text:style-name="T4">La recherche en fonction de sa référence ou de sa désignation permettra d'aboutir à une vue permettant de de consulter </text:span><text:span text:style-name="T7">les <text:s/></text:span><text:span text:style-name="T4">produit</text:span><text:span text:style-name="T7">s référencés</text:span><text:span text:style-name="T4"> </text:span><text:span text:style-name="T5">et notamment le prix et la disponibilité.</text:span></text:p>
      <text:h text:style-name="P56" text:outline-level="4"><text:span text:style-name="T4">Consultation </text:span><text:span text:style-name="T3">client</text:span></text:h>
      <text:p text:style-name="P31"><text:span text:style-name="T3"><text:tab/></text:span><text:span text:style-name="T5">De la même manière, le vendeur aura la possibilité de consulter, modifier ou créer un client. Parallèlement, l'opérateur pourra sélectionner un <text:s/>compte pour pouvoir ajouter les produits que le client souhaite se procurer. Ce processus aboutira à l'encaissement du prix total de la commande et à la remise d'une facture qui permettra au client de retirer ses produits auprès du magasinier.</text:span></text:p>
      <text:h text:style-name="P54" text:outline-level="4"><text:span text:style-name="T32">Consultation </text:span><text:span text:style-name="T30">facture</text:span></text:h>
      <text:p text:style-name="Text_20_body"><text:span text:style-name="T32"><text:tab/>Accessible depuis la liste obtenue après une recherche portant sur le numéro, le client ou le vendeur lié à une facture, cet écran de consultation <text:s/>doit pouvoir présenter sur un même écran toutes les données relative à une facture. Le vendeur aura également la possibilité d'imprimer un duplicata de la facture.</text:span></text:p>
      <text:h text:style-name="P42" text:outline-level="3">Magasinier</text:h>
      <text:h text:style-name="P55" text:outline-level="4"><text:span text:style-name="T32">Consultation </text:span><text:span text:style-name="T30">produit</text:span></text:h>
      <text:p text:style-name="Text_20_body"><text:span text:style-name="T1"><text:tab/></text:span><text:span text:style-name="T6">Tout comme le vendeur, le magasinier aura la possibilité de consulter la fiche d'un produit. Toutefois les informations retournées seront davantage orientées vers l'approche gestion de stock. Les données présentées seront, par exemple, liées au fournisseur ou à la </text:span><text:soft-page-break/><text:span text:style-name="T6">position au sein du stock. Contrairement au vendeur, le magasinier aura la possibilité de modifier voire de créer une fiche produit. </text:span><text:span text:style-name="T7">Il pourra également, rentrer un produit livré dans le stock.</text:span></text:p>
      <text:h text:style-name="P51" text:outline-level="4">C<text:span text:style-name="T33">onsultation fournisseur</text:span></text:h>
      <text:p text:style-name="Text_20_body"><text:span text:style-name="T7"><text:tab/>Le magasinier pourra visualiser la gamme de produits négociée avec un fournisseur donné. </text:span></text:p>
      <text:h text:style-name="P51" text:outline-level="4">Inventaire</text:h>
      <text:p text:style-name="Text_20_body"><text:span text:style-name="T1"><text:tab/></text:span><text:span text:style-name="T7">En fonction d'un emplacement donné, le magasinier validera les ajustements issus d'un inventaire. Il pourra éditer un état de stock.</text:span></text:p>
      <text:h text:style-name="P57" text:outline-level="4"><text:span text:style-name="T7">Remise commande</text:span></text:h>
      <text:p text:style-name="P32"><text:span text:style-name="T7"><text:tab/>Le magasinier sera enfin en contact avec la clientèle à qui il remettra les produits payés en magasin. Grâce notamment au code la facture, l'opérateur pourra pointer les produits remis et au client et les destocker. Deux états de remise sera édités <text:s/>à la fin de l'opération, ils seront tout deux signés par le magasinier et le client et chacun en gardera un exemplaire. En cas de rupture d'un produit, l'état en fera mention et une date de réapprovisionnement sera indiquée.</text:span></text:p>
      <text:h text:style-name="P44" text:outline-level="3">Directeur</text:h>
      <text:p text:style-name="Text_20_body"><text:span text:style-name="T33"><text:tab/>Le directeur à la main sur l'ensemble du système, il peut donc accéder à chacune des fonctionnalités citées précédemment. </text:span><text:span text:style-name="T34">I</text:span><text:span text:style-name="T33">l pourra aussi paramétrer le système et m</text:span><text:span text:style-name="T34">odifier certains éléments inaccessibles aux employés.</text:span></text:p>
      <text:h text:style-name="P52" text:outline-level="4"><text:span text:style-name="T34">Gestion des prix</text:span></text:h>
      <text:p text:style-name="P33"><text:span text:style-name="T8"><text:tab/>Le directeur fixe les prix de vente d'un objet donné. Il peut fixer son taux de TVA ainsi que la validité du prix dans le temps, notamment dans le cadre d'opérations promotionnelles.</text:span></text:p>
      <text:h text:style-name="Heading_20_4" text:outline-level="4"><text:soft-page-break/><text:span text:style-name="T8">Gestion employés</text:span></text:h>
      <text:p text:style-name="Text_20_body"><text:span text:style-name="T8"><text:tab/>Le superviseur peut consulter les fiches des employés en modifier les attributs (nature du poste, activité) ou créer un nouveau compte. Lors de la création d'un nouvel employé le mot de passe ainsi que le login (correspondant au matricule) sont crées <text:s/>automatiquement. Le directeur pourra, de plus, accéder à des statistiques relatives aux performances des vendeurs.</text:span></text:p>
      <text:h text:style-name="Heading_20_4" text:outline-level="4"><text:span text:style-name="T8">Autres paramètres</text:span></text:h>
      <text:p text:style-name="Text_20_body"><text:span text:style-name="T8"><text:tab/>Le directeur pourra également modifier d’autres paramètres comme les taux de TVA, les niveaux d'alertes stock ou les fournisseurs partenaires.</text:span></text:p>
      <text:list xml:id="list3579898678765303999" text:style-name="L3">
        <text:list-item>
          <text:list>
            <text:list-header>
              <text:p text:style-name="P20"/>
            </text:list-header>
          </text:list>
        </text:list-item>
      </text:list>
      <text:p text:style-name="P7"/>
      <text:h text:style-name="P35" text:outline-level="2">Descriptions des cas d’utilisations </text:h>
      <table:table table:name="Tableau1" table:style-name="Tableau1">
        <table:table-column table:style-name="Tableau1.A"/>
        <table:table-column table:style-name="Tableau1.B"/>
        <table:table-column table:style-name="Tableau1.C"/>
        <table:table-column table:style-name="Tableau1.D" table:number-columns-repeated="3"/>
        <table:table-column table:style-name="Tableau1.G"/>
        <table:table-header-rows>
          <table:table-row>
            <table:table-cell table:style-name="Tableau1.A1" table:number-rows-spanned="2" office:value-type="string">
              <text:p text:style-name="P12"/>
              <text:p text:style-name="P16">Code</text:p>
            </table:table-cell>
            <table:table-cell table:style-name="Tableau1.A1" table:number-rows-spanned="2" office:value-type="string">
              <text:p text:style-name="P12"/>
              <text:p text:style-name="P16">Libellé</text:p>
            </table:table-cell>
            <table:table-cell table:style-name="Tableau1.A1" table:number-rows-spanned="2" office:value-type="string">
              <text:p text:style-name="P12"/>
              <text:p text:style-name="P16">Priorité</text:p>
            </table:table-cell>
            <table:table-cell table:style-name="Tableau1.D1" table:number-columns-spanned="4" office:value-type="string">
              <text:p text:style-name="P13">Acteurs</text:p>
            </table:table-cell>
            <table:covered-table-cell/>
            <table:covered-table-cell/>
            <table:covered-table-cell/>
          </table:table-row>
        </table:table-header-rows>
        <table:table-row>
          <table:covered-table-cell/>
          <table:covered-table-cell/>
          <table:covered-table-cell/>
          <table:table-cell table:style-name="Tableau1.D2" office:value-type="string">
            <text:p text:style-name="P17">Vendeur</text:p>
          </table:table-cell>
          <table:table-cell table:style-name="Tableau1.D2" office:value-type="string">
            <text:p text:style-name="P17">Magasinier</text:p>
          </table:table-cell>
          <table:table-cell table:style-name="Tableau1.D2" office:value-type="string">
            <text:p text:style-name="P17">Directeur</text:p>
          </table:table-cell>
          <table:table-cell table:style-name="Tableau1.G2" office:value-type="string">
            <text:p text:style-name="P15"/>
          </table:table-cell>
        </table:table-row>
        <table:table-row>
          <table:table-cell table:style-name="Tableau1.A5" office:value-type="string">
            <text:p text:style-name="P14"/>
          </table:table-cell>
          <table:table-cell table:style-name="Tableau1.B3" office:value-type="string">
            <text:p text:style-name="P14"/>
          </table:table-cell>
          <table:table-cell table:style-name="Tableau1.C3" office:value-type="string">
            <text:p text:style-name="P14"/>
          </table:table-cell>
          <table:table-cell table:style-name="Tableau1.D3" office:value-type="string">
            <text:p text:style-name="P14"/>
          </table:table-cell>
          <table:table-cell table:style-name="Tableau1.E3" office:value-type="string">
            <text:p text:style-name="P14"/>
          </table:table-cell>
          <table:table-cell table:style-name="Tableau1.F3" office:value-type="string">
            <text:p text:style-name="P14"/>
          </table:table-cell>
          <table:table-cell table:style-name="Tableau1.G3" office:value-type="string">
            <text:p text:style-name="P14"/>
          </table:table-cell>
        </table:table-row>
        <table:table-row table:style-name="Tableau1.4">
          <table:table-cell table:style-name="Tableau1.A5" office:value-type="string">
            <text:p text:style-name="P14"/>
          </table:table-cell>
          <table:table-cell table:style-name="Tableau1.B4" office:value-type="string">
            <text:p text:style-name="P14"/>
          </table:table-cell>
          <table:table-cell table:style-name="Tableau1.C4" office:value-type="string">
            <text:p text:style-name="P14"/>
          </table:table-cell>
          <table:table-cell table:style-name="Tableau1.D4" office:value-type="string">
            <text:p text:style-name="P14"/>
          </table:table-cell>
          <table:table-cell table:style-name="Tableau1.E4" office:value-type="string">
            <text:p text:style-name="P14"/>
          </table:table-cell>
          <table:table-cell table:style-name="Tableau1.F4" office:value-type="string">
            <text:p text:style-name="P14"/>
          </table:table-cell>
          <table:table-cell table:style-name="Tableau1.G4" office:value-type="string">
            <text:p text:style-name="P14"/>
          </table:table-cell>
        </table:table-row>
        <table:table-row>
          <table:table-cell table:style-name="Tableau1.A5" office:value-type="string">
            <text:p text:style-name="P14"/>
          </table:table-cell>
          <table:table-cell table:style-name="Tableau1.B5" office:value-type="string">
            <text:p text:style-name="P14"/>
          </table:table-cell>
          <table:table-cell table:style-name="Tableau1.C5" office:value-type="string">
            <text:p text:style-name="P14"/>
          </table:table-cell>
          <table:table-cell table:style-name="Tableau1.D5" office:value-type="string">
            <text:p text:style-name="P14"/>
          </table:table-cell>
          <table:table-cell table:style-name="Tableau1.E5" office:value-type="string">
            <text:p text:style-name="P14"/>
          </table:table-cell>
          <table:table-cell table:style-name="Tableau1.F5" office:value-type="string">
            <text:p text:style-name="P14"/>
          </table:table-cell>
          <table:table-cell table:style-name="Tableau1.G5" office:value-type="string">
            <text:p text:style-name="P14"/>
          </table:table-cell>
        </table:table-row>
      </table:table>
      <text:h text:style-name="P42" text:outline-level="3" text:is-list-header="true"/>
      <text:h text:style-name="P42" text:outline-level="3" text:is-list-header="true"/>
      <text:h text:style-name="P35" text:outline-level="2"><text:span text:style-name="T32">Schémas</text:span> <text:span text:style-name="T32">d</text:span>e<text:span text:style-name="T32"> navigation</text:span></text:h>
      <text:h text:style-name="P47" text:outline-level="3"><text:span text:style-name="T32">Vendeur</text:span></text:h>
      <text:h text:style-name="P47" text:outline-level="3" text:is-list-header="true"><text:span text:style-name="T32"/></text:h>
      <text:h text:style-name="P47" text:outline-level="3"><text:span text:style-name="T32">Magasinier</text:span></text:h>
      <text:h text:style-name="P47" text:outline-level="3" text:is-list-header="true"><text:span text:style-name="T32"/></text:h>
      <text:h text:style-name="P47" text:outline-level="3"><text:span text:style-name="T32">Directeur</text:span></text:h>
      <text:p text:style-name="Standard"/>
      <text:h text:style-name="P35" text:outline-level="2">Besoins non fonctionnels</text:h>
      <text:p text:style-name="P28"><text:span text:style-name="T31"><text:tab/>En dehors des aspects financiers limités évoqués précédemment, le projet doit répondre aux besoins non-fonctionnels l suivants.</text:span></text:p>
      <text:p text:style-name="P28"><text:soft-page-break/><text:span text:style-name="T31"><text:tab/>Le système devra être ergonomique afin de favoriser une prise en main simple et rapide et ainsi permettre l'adoption de la solution.</text:span></text:p>
      <text:p text:style-name="P28"><text:span text:style-name="T31"><text:tab/>Le système devra également répondre à des critères de performance compatibles avec les métiers mis en œuvre ( vente et gestion de stock), le temps de réponse et la cohérence des données constituent deux points critiques.</text:span></text:p>
      <text:h text:style-name="P41" text:outline-level="1">Conception</text:h>
      <text:h text:style-name="P37" text:outline-level="2">Prototypage</text:h>
      <text:p text:style-name="P9"><text:tab/>Afin d'être au plus près de exigences de la maîtrise d'ouvrage, nous réalisons une maquette de notre solution. Cette étape nous permettra d'une part de <text:s/>faire valider l'ergonomie du système, d'autre part, elle sera le point de départ pour l'élaboration du diagramme de séquence et des autres éléments de modélisation <text:span text:style-name="T26">basés sur</text:span> la méthode UWE.</text:p>
      <text:h text:style-name="P35" text:outline-level="2">Diagramme de classe de conception</text:h>
      <text:h text:style-name="P51" text:outline-level="4" text:is-list-header="true"/>
      <text:h text:style-name="P36" text:outline-level="2"><text:span text:style-name="T31">Modèles de données</text:span></text:h>
      <text:h text:style-name="P46" text:outline-level="3"><text:span text:style-name="T31">Modèle conceptuel</text:span></text:h>
      <text:h text:style-name="P46" text:outline-level="3"><text:span text:style-name="T31">Modèle Logique</text:span></text:h>
      <text:h text:style-name="P46" text:outline-level="3"><text:span text:style-name="T31">Script</text:span></text:h>
      <text:h text:style-name="Heading_20_3" text:outline-level="3" text:is-list-header="true"/>
      <text:h text:style-name="P35" text:outline-level="2">Implémentation et réalisation</text:h>
      <text:h text:style-name="P50" text:outline-level="3"><text:span text:style-name="T1">Structure de l’application selon le modèle MVC</text:span></text:h>
      <text:h text:style-name="P50" text:outline-level="3">C<text:span text:style-name="T35">odage</text:span></text:h>
      <text:h text:style-name="P48" text:outline-level="3"><text:span text:style-name="T35">Déploiement</text:span></text:h>
      <text:p text:style-name="P5"/>
      <text:h text:style-name="P40" text:outline-level="1">Conclusion</text:h>
      <text:h text:style-name="P38" text:outline-level="2">Problèmes rencontrés</text:h>
      <text:list xml:id="list2903288737986038454" text:style-name="L5">
        <text:list-item>
          <text:p text:style-name="P24">Hétérogénéité des contextes de développement → Youssef Mac, Dahya/CNAM Win, Arnaud Ux</text:p>
        </text:list-item>
        <text:list-item>
          <text:p text:style-name="P26">Type de retour date avec hibernate</text:p>
        </text:list-item>
      </text:list>
      <text:h text:style-name="P39" text:outline-level="2">Perspectives</text:h>
      <text:p text:style-name="P23">HTML 5 → applications mobiles</text:p>
      <text:p text:style-name="P23"><text:soft-page-break/></text:p>
      <text:p text:style-name="P25"><text:span text:style-name="T35">autres :</text:span></text:p>
      <text:p text:style-name="Text_20_body">Manuel d’installation</text:p>
      <text:p text:style-name="P34"><text:span text:style-name="T35">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mily-generic="swiss"/>
    <style:font-face style:name="Ubuntu2"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line-height="150%" fo:text-align="justify" style:justify-single-word="false" fo:hyphenation-ladder-count="no-limit" style:page-number="auto"/>
      <style:text-properties style:font-name="Ubuntu Light" fo:font-weight="250"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3cm" fo:margin-bottom="0.199cm" style:contextual-spacing="false">
        <style:tab-stops/>
      </style:paragraph-properties>
      <style:text-properties fo:font-size="12pt"/>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Ubuntu" fo:font-size="24pt" fo:font-weight="bold" style:letter-kerning="true" style:font-name-asian="Times New Roman" style:font-size-asian="24pt" style:language-asian="fr" style:country-asian="FR" style:font-weight-asian="bold" style:font-name-complex="Times New Roman" style:font-size-complex="24pt" style:font-weight-complex="bold" fo:hyphenate="false"/>
    </style:style>
    <style:style style:name="Heading_20_2" style:display-name="Heading 2" style:family="paragraph" style:parent-style-name="Normal" style:default-outline-level="2" style:class="text">
      <style:paragraph-properties fo:margin-top="0.176cm" fo:margin-bottom="0.176cm" style:contextual-spacing="false"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Ubuntu" fo:font-size="13.5pt" fo:font-weight="bold" style:font-name-asian="Times New Roman" style:font-size-asian="13.5pt" style:language-asian="fr" style:country-asian="FR" style:font-weight-asian="bold" style:font-name-complex="Times New Roman" style:font-size-complex="13.5pt" style:font-weight-complex="bold"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079cm" style:contextual-spacing="false" fo:line-height="10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line-height="10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24pt" fo:font-weight="bold" style:letter-kerning="true" style:font-name-asian="Times New Roman" style:font-size-asian="24pt" style:language-asian="fr" style:country-asian="FR" style:font-weight-asian="bold" style:font-name-complex="Times New Roman" style:font-size-complex="24pt" style:font-weight-complex="bold"/>
    </style:style>
    <style:style style:name="Titre_20_2_20_Car" style:display-name="Titre 2 Car" style:family="text" style:parent-style-name="Police_20_par_20_défaut">
      <style:text-properties style:font-name="Times New Roman" fo:font-size="18pt" fo:font-weight="bold" style:font-name-asian="Times New Roman" style:font-size-asian="18pt" style:language-asian="fr" style:country-asian="FR" style:font-weight-asian="bold" style:font-name-complex="Times New Roman" style:font-size-complex="18pt" style:font-weight-complex="bold"/>
    </style:style>
    <style:style style:name="Titre_20_3_20_Car" style:display-name="Titre 3 Car" style:family="text" style:parent-style-name="Police_20_par_20_défau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dc:description/>
    <dc:subject/>
    <meta:initial-creator>Assistants</meta:initial-creator>
    <meta:creation-date>2013-05-11T12:06:00Z</meta:creation-date>
    <dc:date>2013-06-13T17:39:39</dc:date>
    <meta:editing-cycles>29</meta:editing-cycles>
    <meta:editing-duration>PT7H52S</meta:editing-duration>
    <dc:creator>bn </dc:creator>
    <meta:document-statistic meta:table-count="1" meta:image-count="0" meta:object-count="0" meta:page-count="13" meta:paragraph-count="161" meta:word-count="1786" meta:character-count="11427" meta:non-whitespace-character-count="9716"/>
    <meta:template xlink:type="simple" xlink:actuate="onRequest" xlink:title="" xlink:href="Normal.dotm"/>
  </office:meta>
</office:document-meta>
</file>